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7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7" table:number-rows-spanned="1">
            <text:p>checks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7"/>
          <table:table-cell table:style-name="ce7" office:value-type="string" calcext:value-type="string">
            <text:p>exercis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rog or func</text:p>
          </table:table-cell>
          <table:table-cell table:style-name="ce7" office:value-type="string" calcext:value-type="string">
            <text:p>File names + Folder names</text:p>
          </table:table-cell>
          <table:table-cell table:style-name="ce7" office:value-type="string" calcext:value-type="string">
            <text:p>Function name</text:p>
          </table:table-cell>
          <table:table-cell table:style-name="ce7" office:value-type="string" calcext:value-type="string">
            <text:p>no forb func (e.g. printf)</text:p>
          </table:table-cell>
          <table:table-cell table:style-name="ce7" office:value-type="string" calcext:value-type="string">
            <text:p>necessary headers</text:p>
          </table:table-cell>
          <table:table-cell table:style-name="ce7" office:value-type="string" calcext:value-type="string">
            <text:p>expected output cat -e</text:p>
          </table:table-cell>
          <table:table-cell table:style-name="ce7" office:value-type="string" calcext:value-type="string">
            <text:p>git compare</text:p>
          </table:table-cell>
          <table:table-cell table:style-name="ce7" office:value-type="string" calcext:value-type="string">
            <text:p>norminette</text:p>
          </table:table-cell>
          <table:table-cell table:style-name="ce7" office:value-type="string" calcext:value-type="string">
            <text:p>Compiles + expected output</text:p>
          </table:table-cell>
          <table:table-cell table:style-name="ce7" office:value-type="string" calcext:value-type="string">
            <text:p>commited all necc files?</text:p>
          </table:table-cell>
          <table:table-cell table:style-name="ce7" office:value-type="string" calcext:value-type="string">
            <text:p>norminette clone all</text:p>
          </table:table-cell>
          <table:table-cell table:style-name="ce7" office:value-type="string" calcext:value-type="string">
            <text:p>filenames clone list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string" calcext:value-type="string">
            <text:p>ex00</text:p>
          </table:table-cell>
          <table:table-cell office:value-type="string" calcext:value-type="string">
            <text:p>ft.h</text:p>
          </table:table-cell>
          <table:table-cell table:number-columns-repeated="10"/>
          <table:table-cell table:number-columns-spanned="1" table:number-rows-spanned="9"/>
          <table:table-cell table:number-columns-spanned="1" table:number-rows-spanned="9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1</text:p>
          </table:table-cell>
          <table:table-cell office:value-type="string" calcext:value-type="string">
            <text:p>ft_boolean.h</text:p>
          </table:table-cell>
          <table:table-cell table:number-columns-repeated="10"/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2</text:p>
          </table:table-cell>
          <table:table-cell office:value-type="string" calcext:value-type="string">
            <text:p>ft_abs.h</text:p>
          </table:table-cell>
          <table:table-cell table:number-columns-repeated="10"/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3</text:p>
          </table:table-cell>
          <table:table-cell office:value-type="string" calcext:value-type="string">
            <text:p>ft_point.h</text:p>
          </table:table-cell>
          <table:table-cell table:number-columns-repeated="10"/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4</text:p>
          </table:table-cell>
          <table:table-cell office:value-type="string" calcext:value-type="string">
            <text:p>ft_strs_to_tab.h</text:p>
          </table:table-cell>
          <table:table-cell table:number-columns-repeated="10"/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5</text:p>
          </table:table-cell>
          <table:table-cell office:value-type="string" calcext:value-type="string">
            <text:p>ft_show_tab.h</text:p>
          </table:table-cell>
          <table:table-cell table:number-columns-repeated="10"/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lways test the edge cases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6"/>
          <table:table-cell office:value-type="float" office:value="46340" calcext:value-type="float">
            <text:p>4634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6]*[.G26]" office:value-type="float" office:value="2147395600" calcext:value-type="float">
            <text:p>21473956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7:06:46.496139145</meta:creation-date>
    <dc:date>2023-04-05T09:05:11.049215418</dc:date>
    <meta:editing-duration>PT9H49M29S</meta:editing-duration>
    <meta:editing-cycles>63</meta:editing-cycles>
    <meta:generator>LibreOffice/7.3.7.2$Linux_X86_64 LibreOffice_project/30$Build-2</meta:generator>
    <meta:document-statistic meta:table-count="1" meta:cell-count="30" meta:object-count="0"/>
  </office:meta>
</office:document-meta>
</file>